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7000001172F06E523.jpg"/>
  <manifest:file-entry manifest:media-type="image/png" manifest:full-path="Pictures/100002010000019C000001C49847143F.png"/>
  <manifest:file-entry manifest:media-type="image/jpeg" manifest:full-path="Pictures/1000000000000513000005FF5F41BF2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style:text-autospace="none"/>
      <style:text-properties fo:font-family="Arial" style:font-style-name="Normal" style:font-family-generic="swiss" style:font-pitch="variable" fo:font-size="24pt" style:font-size-asian="18pt" style:font-size-complex="18pt"/>
    </style:style>
    <style:style style:name="T1" style:family="text">
      <style:text-properties fo:font-family="Arial" style:font-style-name="Normal" style:font-family-generic="swiss" style:font-pitch="variable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.5cm" svg:height="6.03cm" svg:x="0.487cm" svg:y="0.15cm">
          <draw:image xlink:href="Pictures/100002010000019C000001C49847143F.png" xlink:type="simple" xlink:show="embed" xlink:actuate="onLoad">
            <text:p/>
          </draw:image>
        </draw:frame>
        <draw:frame draw:style-name="gr1" draw:text-style-name="P1" draw:layer="layout" svg:width="5.29cm" svg:height="6.25cm" svg:x="6.801cm" svg:y="0.04cm">
          <draw:image xlink:href="Pictures/1000000000000513000005FF5F41BF29.jpg" xlink:type="simple" xlink:show="embed" xlink:actuate="onLoad">
            <text:p/>
          </draw:image>
        </draw:frame>
        <draw:frame draw:style-name="gr2" draw:text-style-name="P3" draw:layer="layout" svg:width="18.998cm" svg:height="2.139cm" svg:x="1.001cm" svg:y="6.925cm">
          <draw:text-box>
            <text:p text:style-name="P2"><text:span text:style-name="T1">Máster Universitario en Inteligencia de Negocio y Big Data en Entornos Seguros</text:span></text:p>
          </draw:text-box>
        </draw:frame>
        <draw:line draw:style-name="gr3" draw:text-style-name="P1" draw:layer="layout" svg:x1="2.95cm" svg:y1="6.6cm" svg:x2="18.05cm" svg:y2="6.6cm">
          <text:p/>
        </draw:line>
        <draw:frame draw:style-name="gr4" draw:text-style-name="P1" draw:layer="layout" svg:width="7.596cm" svg:height="4.5cm" svg:x="12.904cm" svg:y="0.7cm">
          <draw:image xlink:href="Pictures/10000000000001D7000001172F06E52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s" fo:country="ES" style:font-size-asian="12pt" style:language-asian="es" style:country-asian="ES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EstiloCorreo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Baruque Zanón</meta:initial-creator>
    <meta:creation-date>2019-03-06T13:59:23.65</meta:creation-date>
    <dc:date>2019-03-20T18:49:47.56</dc:date>
    <dc:creator>Bruno Baruque Zanón</dc:creator>
    <meta:editing-duration>PT2H56M19S</meta:editing-duration>
    <meta:editing-cycles>7</meta:editing-cycles>
    <meta:generator>OpenOffice/4.1.5$Win32 OpenOffice.org_project/415m1$Build-9789</meta:generator>
    <meta:document-statistic meta:object-count="5"/>
  </office:meta>
</office:document-meta>
</file>